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16" table:default-cell-style-name="ce22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out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9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analcatdata_bankruptcy"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9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nalcatdata_bankruptcy"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6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4T16:37:23</dc:date>
    <meta:editing-cycles>212</meta:editing-cycles>
    <meta:editing-duration>PT9H18M15S</meta:editing-duration>
    <meta:document-statistic meta:table-count="1" meta:cell-count="985" meta:object-count="0"/>
  </office:meta>
</office:document-meta>
</file>